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 draw:shadow="visible" draw:shadow-offset-x="0.15cm" draw:shadow-offset-y="0.15cm" draw:shadow-opacity="25%"/>
    </style:style>
    <style:style style:name="gr2" style:family="graphic" style:parent-style-name="standard">
      <style:graphic-properties draw:marker-end="Arrow" draw:marker-end-width="0.3cm" draw:fill-color="#c0c0c0" draw:textarea-horizontal-align="center" draw:textarea-vertical-align="middle" draw:shadow="hidden" draw:shadow-offset-x="0.15cm" draw:shadow-offset-y="0.15cm" draw:shadow-opacity="25%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shadow="hidden" draw:shadow-offset-x="0.15cm" draw:shadow-offset-y="0.15cm" draw:shadow-opacity="25%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5cm" draw:shadow-offset-y="0.15cm" draw:shadow-opacity="25%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draw:shadow="visible" draw:shadow-offset-x="0.15cm" draw:shadow-offset-y="0.15cm" draw:shadow-opacity="25%"/>
    </style:style>
    <style:style style:name="P1" style:family="paragraph">
      <style:paragraph-properties fo:text-align="center"/>
      <style:text-properties fo:font-family="Monaco" style:font-family-generic="modern" style:font-pitch="fixed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family="Monaco" style:font-family-generic="modern" style:font-pitch="fixed" fo:font-size="12pt" style:font-size-asian="12pt" style:font-size-complex="12pt"/>
    </style:style>
    <style:style style:name="T2" style:family="text">
      <style:text-properties fo:font-family="Monaco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cm" svg:height="1cm" svg:x="2cm" svg:y="7cm">
          <text:p text:style-name="P1"><text:span text:style-name="T1">SelectX (pos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1cm" svg:x="10cm" svg:y="7cm">
          <text:p text:style-name="P1"><text:span text:style-name="T1">SelectX (pos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1cm" svg:x="6cm" svg:y="10cm">
          <text:p text:style-name="P1"><text:span text:style-name="T1">SelectX (pos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2" draw:layer="layout" svg:width="1.999cm" svg:height="2.499cm" draw:transform="rotate (-1.57079632679579) translate (6.9999999999997cm 7.99999999999926cm)" svg:viewBox="0 0 2000 2500" draw:points="0,-11500 1000,-11500 1000,-14000 2000,-14000">
          <text:p/>
        </draw:polyline>
        <draw:polyline draw:style-name="gr3" draw:text-style-name="P2" draw:layer="layout" svg:width="1.999cm" svg:height="2.499cm" draw:transform="rotate (1.5707963267946) translate (10cm 10cm)" svg:viewBox="0 0 2000 2500" draw:points="2000,22500 1000,22500 1000,20000 0,20000">
          <text:p/>
        </draw:polyline>
        <draw:custom-shape draw:style-name="gr1" draw:text-style-name="P1" draw:layer="layout" svg:width="3cm" svg:height="1cm" svg:x="1cm" svg:y="4cm">
          <text:p text:style-name="P2"><text:span text:style-name="T1">M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cm" svg:x="5cm" svg:y="4cm">
          <text:p text:style-name="P2"><text:span text:style-name="T2">M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cm" svg:x="9cm" svg:y="4cm">
          <text:p text:style-name="P2"><text:span text:style-name="T2">M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1cm" svg:x="13cm" svg:y="4cm">
          <text:p text:style-name="P2"><text:span text:style-name="T2">BrownNo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2" draw:layer="layout" svg:width="1.999cm" svg:height="0.499cm" draw:transform="rotate (-1.5707963267946) translate (2.99999999999852cm 4.99999999999926cm)" svg:viewBox="0 0 2000 500" draw:points="0,-5500 1000,-5500 1000,-6000 2000,-6000">
          <text:p/>
        </draw:polyline>
        <draw:polyline draw:style-name="gr2" draw:text-style-name="P2" draw:layer="layout" svg:width="1.999cm" svg:height="0.499cm" draw:transform="rotate (1.5707963267946) translate (6cm 7cm)" svg:viewBox="0 0 2000 500" draw:points="2000,12500 1000,12500 1000,12000 1000,12000 0,12000">
          <text:p/>
        </draw:polyline>
        <draw:polyline draw:style-name="gr2" draw:text-style-name="P2" draw:layer="layout" svg:width="1.999cm" svg:height="0.499cm" draw:transform="rotate (-1.5707963267946) translate (10.9999999999985cm 4.99999999999926cm)" svg:viewBox="0 0 2000 500" draw:points="0,-21500 1000,-21500 1000,-22000 2000,-22000">
          <text:p/>
        </draw:polyline>
        <draw:polyline draw:style-name="gr3" draw:text-style-name="P2" draw:layer="layout" svg:width="1.999cm" svg:height="0.499cm" draw:transform="rotate (1.5707963267946) translate (14cm 7cm)" svg:viewBox="0 0 2000 500" draw:points="2000,28500 1000,28500 1000,28000 1000,28000 0,28000">
          <text:p/>
        </draw:polyline>
        <draw:line draw:style-name="gr3" draw:text-style-name="P2" draw:layer="layout" svg:x1="2.5cm" svg:y1="2cm" svg:x2="2.5cm" svg:y2="4cm">
          <text:p/>
        </draw:line>
        <draw:line draw:style-name="gr3" draw:text-style-name="P2" draw:layer="layout" svg:x1="6.5cm" svg:y1="2cm" svg:x2="6.5cm" svg:y2="4cm">
          <text:p/>
        </draw:line>
        <draw:line draw:style-name="gr3" draw:text-style-name="P2" draw:layer="layout" svg:x1="10.5cm" svg:y1="2cm" svg:x2="10.5cm" svg:y2="4cm">
          <text:p/>
        </draw:line>
        <draw:line draw:style-name="gr3" draw:text-style-name="P2" draw:layer="layout" svg:x1="8.5cm" svg:y1="11cm" svg:x2="8.5cm" svg:y2="13cm">
          <text:p/>
        </draw:line>
        <draw:custom-shape draw:style-name="gr4" draw:text-style-name="P2" draw:layer="layout" svg:width="3cm" svg:height="1cm" svg:x="1cm" svg:y="1cm">
          <text:p text:style-name="P2"><text:span text:style-name="T2">rrrs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1cm" svg:x="5cm" svg:y="1cm">
          <text:p text:style-name="P2"><text:span text:style-name="T2">ti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1cm" svg:x="9cm" svg:y="1cm">
          <text:p text:style-name="P2"><text:span text:style-name="T2">columb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1cm" svg:x="6cm" svg:y="13cm">
          <text:p text:style-name="P2"><text:span text:style-name="T1">Salida (mon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31T09:11:46</meta:creation-date>
    <dc:date>2010-03-31T13:13:15</dc:date>
    <meta:editing-duration>PT03H46M19S</meta:editing-duration>
    <meta:editing-cycles>13</meta:editing-cycles>
    <meta:generator>OpenOffice.org/3.1$Unix OpenOffice.org_project/310m11$Build-9399</meta:generator>
    <meta:document-statistic meta:object-count="21"/>
  </office:meta>
</office:document-meta>
</file>